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 fo:break-before="page"/>
      <style:text-properties style:font-name="Times New Roman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УТЯМИ ДОБРОТЫ</text:p>
      <text:p text:style-name="P3">(По Д.С.Лихачеву)</text:p>
      <text:p text:style-name="P4"> </text:p>
      <text:p text:style-name="P4"><text:tab/>Когда человек сознательно или интуитивно выбирает себе в жизни какую-то цель, жизненную задачу, он невольно дает себе оценку. По тому, ради чего человек живет, можно судить и о его самооценке - низкой или высокой.</text:p>
      <text:p text:style-name="P4"><text:tab/>Если человек живет, чтобы приносить людям добро, облегчать их страдания, давать людям радость, то он оценивает себя на уровне этой своей человечности. Он ставит себе цель, достойную человека.</text:p>
      <text:p text:style-name="P4"><text:tab/>Только такая цель позволяет человеку прожить свою жизнь с достоинством и получить настоящую радость. Да, радость! Подумайте: если человек ставит себе задачей увеличивать в жизни добро, приносить людям счастье, какие неудачи могут его постигнуть? Не тому помочь? Но много ли людей не нуждаются в помощи?</text:p>
      <text:p text:style-name="P4"><text:tab/>Если жить только для себя, своими мелкими заботами о собственном благополучии, то от прожитого не останется и следа. Если же жить для других, то другие сберегут то, чему служил, чему отдавал силы.</text:p>
      <text:p text:style-name="P4"><text:tab/>Можно по-разному определять цель своего существования, но цель должна быть. Надо иметь и принципы в жизни. Одно правило в жизни должно быть у каждого человека, в его цели жизни, в его принципах жизни, в его поведении: надо прожить жизнь с достоинством, чтобы не стыдно было вспоминать.</text:p>
      <text:p text:style-name="P4"><text:tab/>Достоинство требует доброты, великодушия, умения не быть эгоистом, быть правдивым, хорошим другом, находить радость в помощи другим.</text:p>
      <text:p text:style-name="P4"><text:tab/>Ради достоинства жизни надо уметь отказываться от мелких удовольствий и немалых тоже… Уметь извиняться, признавать перед другими ошибку - лучше, чем врать.</text:p>
      <text:p text:style-name="P4"><text:tab/>Обманывая, человек прежде всего обманывает самого себя, ибо он думает, что успешно соврал, а люди поняли и из деликатности промолчали.</text:p>
      <text:p text:style-name="P4"><text:tab/>Жизнь - прежде всего творчество, но это не значит, что каждый человек, чтобы жить, должен родиться художником, балериной или ученым. Можно творить просто добрую атмосферу вокруг себя. Человек может принести с собой атмосферу подозрительности, какого-то тягостного молчания, а может внести сразу радость, свет. Вот это и есть творчество.</text:p>
      <text:p text:style-name="P4"> </text:p>
      <text:p text:style-name="P4"> </text:p>
      <text:p text:style-name="P5">ЧТОБЫ ПОВЕРИТЬ В ДОБРО, НАДО НАЧАТЬ ДЕЛАТЬ ЕГО.</text:p>
      <text:p text:style-name="P4">                               Л.Н.ТОЛСТОЙ</text:p>
      <text:p text:style-name="P4"> </text:p>
      <text:p text:style-name="P4">УМЕНИЕ ПРОЩАТЬ - СВОЙСТВО СИЛЬНЫХ. СЛАБЫЕ НИКОГДА НЕ ПРОЩАЮТ.</text:p>
      <text:p text:style-name="P4">                               М.ГАНДИ</text:p>
      <text:p text:style-name="P4"> 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0T14:23:47.383000000</meta:creation-date>
    <dc:date>2024-09-10T14:25:10.362000000</dc:date>
    <meta:editing-duration>PT1M23S</meta:editing-duration>
    <meta:editing-cycles>1</meta:editing-cycles>
    <meta:document-statistic meta:table-count="0" meta:image-count="0" meta:object-count="0" meta:page-count="2" meta:paragraph-count="20" meta:word-count="315" meta:character-count="2177" meta:non-whitespace-character-count="1801"/>
    <meta:generator>LibreOffice/24.2.1.2$Windows_X86_64 LibreOffice_project/db4def46b0453cc22e2d0305797cf981b68ef5ac</meta:generator>
  </office:meta>
</office:document-meta>
</file>